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.4902in" style:auto-text-indent="false"/>
    </style:style>
    <style:style style:name="P2" style:family="paragraph" style:parent-style-name="Standard">
      <style:text-properties officeooo:rsid="0012911e" officeooo:paragraph-rsid="0012911e"/>
    </style:style>
    <style:style style:name="P3" style:family="paragraph" style:parent-style-name="Standard">
      <style:text-properties officeooo:rsid="001471d8" officeooo:paragraph-rsid="001471d8"/>
    </style:style>
    <style:style style:name="P4" style:family="paragraph" style:parent-style-name="Standard">
      <style:text-properties officeooo:rsid="00159b02" officeooo:paragraph-rsid="00159b02"/>
    </style:style>
    <style:style style:name="P5" style:family="paragraph" style:parent-style-name="Standard">
      <style:text-properties officeooo:rsid="00190f4b" officeooo:paragraph-rsid="00190f4b"/>
    </style:style>
    <style:style style:name="P6" style:family="paragraph" style:parent-style-name="Standard">
      <style:text-properties officeooo:rsid="0019a0a9" officeooo:paragraph-rsid="0019a0a9"/>
    </style:style>
    <style:style style:name="P7" style:family="paragraph" style:parent-style-name="Standard">
      <style:text-properties officeooo:rsid="001a3041" officeooo:paragraph-rsid="001a3041"/>
    </style:style>
    <style:style style:name="P8" style:family="paragraph" style:parent-style-name="Standard">
      <style:text-properties officeooo:rsid="001ddcbe" officeooo:paragraph-rsid="001ddcbe"/>
    </style:style>
    <style:style style:name="P9" style:family="paragraph" style:parent-style-name="Standard">
      <style:text-properties officeooo:rsid="0026a5aa" officeooo:paragraph-rsid="0026a5aa"/>
    </style:style>
    <style:style style:name="P10" style:family="paragraph" style:parent-style-name="Standard">
      <style:text-properties officeooo:rsid="00293501" officeooo:paragraph-rsid="00293501"/>
    </style:style>
    <style:style style:name="P11" style:family="paragraph" style:parent-style-name="Standard">
      <style:paragraph-properties fo:margin-left="0.4902in" fo:margin-right="0in" fo:text-indent="0in" style:auto-text-indent="false"/>
      <style:text-properties officeooo:rsid="001ddcbe" officeooo:paragraph-rsid="001ddcbe"/>
    </style:style>
    <style:style style:name="P12" style:family="paragraph" style:parent-style-name="Standard">
      <style:paragraph-properties fo:margin-left="0.4902in" fo:margin-right="0in" fo:text-indent="0in" style:auto-text-indent="false"/>
      <style:text-properties officeooo:rsid="002076e7" officeooo:paragraph-rsid="002076e7"/>
    </style:style>
    <style:style style:name="P13" style:family="paragraph" style:parent-style-name="Standard">
      <style:paragraph-properties fo:margin-left="0.9807in" fo:margin-right="0in" fo:text-indent="0in" style:auto-text-indent="false"/>
      <style:text-properties officeooo:rsid="001ddcbe" officeooo:paragraph-rsid="001ddcbe"/>
    </style:style>
    <style:style style:name="P14" style:family="paragraph" style:parent-style-name="Standard">
      <style:paragraph-properties fo:margin-left="0.9807in" fo:margin-right="0in" fo:text-indent="0in" style:auto-text-indent="false"/>
      <style:text-properties officeooo:rsid="001eb4bf" officeooo:paragraph-rsid="001eb4bf"/>
    </style:style>
    <style:style style:name="P15" style:family="paragraph" style:parent-style-name="Standard">
      <style:paragraph-properties fo:margin-left="0.9807in" fo:margin-right="0in" fo:text-indent="0in" style:auto-text-indent="false"/>
      <style:text-properties officeooo:rsid="001eb4bf" officeooo:paragraph-rsid="002570aa"/>
    </style:style>
    <style:style style:name="P16" style:family="paragraph" style:parent-style-name="Standard">
      <style:paragraph-properties fo:margin-left="0.9807in" fo:margin-right="0in" fo:text-indent="0in" style:auto-text-indent="false"/>
      <style:text-properties officeooo:rsid="002076e7" officeooo:paragraph-rsid="002076e7"/>
    </style:style>
    <style:style style:name="P17" style:family="paragraph" style:parent-style-name="Standard">
      <style:paragraph-properties fo:margin-left="0.9807in" fo:margin-right="0in" fo:text-indent="0in" style:auto-text-indent="false"/>
      <style:text-properties officeooo:rsid="002076e7" officeooo:paragraph-rsid="00263785"/>
    </style:style>
    <style:style style:name="P18" style:family="paragraph" style:parent-style-name="Standard">
      <style:paragraph-properties fo:margin-left="0.9807in" fo:margin-right="0in" fo:text-indent="0in" style:auto-text-indent="false"/>
      <style:text-properties officeooo:rsid="0021b47a" officeooo:paragraph-rsid="0021b47a"/>
    </style:style>
    <style:style style:name="P19" style:family="paragraph" style:parent-style-name="Standard">
      <style:paragraph-properties fo:margin-left="0.9807in" fo:margin-right="0in" fo:text-indent="0in" style:auto-text-indent="false"/>
      <style:text-properties officeooo:rsid="00230912" officeooo:paragraph-rsid="00230912"/>
    </style:style>
    <style:style style:name="P20" style:family="paragraph" style:parent-style-name="Standard">
      <style:paragraph-properties fo:margin-left="0.9807in" fo:margin-right="0in" fo:text-indent="0in" style:auto-text-indent="false"/>
      <style:text-properties officeooo:rsid="00230912" officeooo:paragraph-rsid="0024b7ba"/>
    </style:style>
    <style:style style:name="P21" style:family="paragraph" style:parent-style-name="Standard">
      <style:paragraph-properties fo:margin-left="0.9807in" fo:margin-right="0in" fo:text-indent="0in" style:auto-text-indent="false"/>
      <style:text-properties officeooo:rsid="00230912" officeooo:paragraph-rsid="002570aa"/>
    </style:style>
    <style:style style:name="P22" style:family="paragraph" style:parent-style-name="Standard">
      <style:paragraph-properties fo:margin-left="0.9807in" fo:margin-right="0in" fo:text-indent="0in" style:auto-text-indent="false"/>
      <style:text-properties officeooo:rsid="00230912" officeooo:paragraph-rsid="002076e7"/>
    </style:style>
    <style:style style:name="P23" style:family="paragraph" style:parent-style-name="Standard">
      <style:paragraph-properties fo:margin-left="0.9807in" fo:margin-right="0in" fo:text-indent="0in" style:auto-text-indent="false"/>
      <style:text-properties officeooo:rsid="0024b7ba" officeooo:paragraph-rsid="0024b7ba"/>
    </style:style>
    <style:style style:name="P24" style:family="paragraph" style:parent-style-name="Standard">
      <style:paragraph-properties fo:margin-left="0.9807in" fo:margin-right="0in" fo:text-indent="0in" style:auto-text-indent="false"/>
      <style:text-properties officeooo:rsid="002570aa" officeooo:paragraph-rsid="002570aa"/>
    </style:style>
    <style:style style:name="P25" style:family="paragraph" style:parent-style-name="Standard">
      <style:paragraph-properties fo:margin-left="0.9807in" fo:margin-right="0in" fo:text-indent="0in" style:auto-text-indent="false"/>
      <style:text-properties officeooo:rsid="002a47b9" officeooo:paragraph-rsid="002a47b9"/>
    </style:style>
    <style:style style:name="P26" style:family="paragraph" style:parent-style-name="Standard">
      <style:paragraph-properties fo:margin-left="0.9807in" fo:margin-right="0in" fo:text-indent="0in" style:auto-text-indent="false"/>
      <style:text-properties officeooo:rsid="002b2ca7" officeooo:paragraph-rsid="002b2ca7"/>
    </style:style>
    <style:style style:name="P27" style:family="paragraph" style:parent-style-name="Standard">
      <style:paragraph-properties fo:margin-left="0in" fo:margin-right="0in" fo:text-indent="0in" style:auto-text-indent="false"/>
      <style:text-properties officeooo:rsid="0021b47a" officeooo:paragraph-rsid="0021b47a"/>
    </style:style>
    <style:style style:name="P28" style:family="paragraph" style:parent-style-name="Standard">
      <style:paragraph-properties fo:break-before="page"/>
      <style:text-properties officeooo:rsid="001ddcbe" officeooo:paragraph-rsid="001ddcbe"/>
    </style:style>
    <style:style style:name="P29" style:family="paragraph" style:parent-style-name="Standard" style:master-page-name="MP0">
      <style:paragraph-properties style:page-number="auto" fo:break-before="page"/>
      <style:text-properties officeooo:rsid="00159b02" officeooo:paragraph-rsid="00159b02"/>
    </style:style>
    <style:style style:name="T1" style:family="text">
      <style:text-properties officeooo:rsid="001471d8"/>
    </style:style>
    <style:style style:name="T2" style:family="text">
      <style:text-properties officeooo:rsid="00190f4b"/>
    </style:style>
    <style:style style:name="T3" style:family="text">
      <style:text-properties officeooo:rsid="0019a0a9"/>
    </style:style>
    <style:style style:name="T4" style:family="text">
      <style:text-properties officeooo:rsid="001eb4bf"/>
    </style:style>
    <style:style style:name="T5" style:family="text">
      <style:text-properties officeooo:rsid="002076e7"/>
    </style:style>
    <style:style style:name="T6" style:family="text">
      <style:text-properties officeooo:rsid="0021b47a"/>
    </style:style>
    <style:style style:name="T7" style:family="text">
      <style:text-properties officeooo:rsid="00230912"/>
    </style:style>
    <style:style style:name="T8" style:family="text">
      <style:text-properties officeooo:rsid="0024b7ba"/>
    </style:style>
    <style:style style:name="T9" style:family="text">
      <style:text-properties officeooo:rsid="002570aa"/>
    </style:style>
    <style:style style:name="T10" style:family="text">
      <style:text-properties officeooo:rsid="00263785"/>
    </style:style>
    <style:style style:name="T11" style:family="text">
      <style:text-properties officeooo:rsid="00293501"/>
    </style:style>
    <style:style style:name="T12" style:family="text">
      <style:text-properties officeooo:rsid="0029e79d"/>
    </style:style>
    <style:style style:name="T13" style:family="text">
      <style:text-properties officeooo:rsid="002a47b9"/>
    </style:style>
    <style:style style:name="T14" style:family="text">
      <style:text-properties officeooo:rsid="002b2ca7"/>
    </style:style>
    <style:style style:name="T15" style:family="text">
      <style:text-properties officeooo:rsid="002d162e"/>
    </style:style>
    <style:style style:name="T16" style:family="text">
      <style:text-properties officeooo:rsid="002ec28b"/>
    </style:style>
    <style:style style:name="T17" style:family="text">
      <style:text-properties officeooo:rsid="00305f34"/>
    </style:style>
    <style:style style:name="T18" style:family="text">
      <style:text-properties officeooo:rsid="003255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general </text:p>
      <text:p text:style-name="P4"><text:tab/>script filename - to save transcript of your shell sessions</text:p>
      <text:p text:style-name="P7"><text:tab/>man command</text:p>
      <text:p text:style-name="P7"><text:tab/></text:p>
      <text:p text:style-name="P4"/>
      <text:p text:style-name="Standard">network</text:p>
      <text:p text:style-name="Standard"><text:tab/>ip – provides info on local network (e.g. ip route shows ip ad<text:span text:style-name="T2">d</text:span>ress of router)</text:p>
      <text:p text:style-name="P4"><text:tab/>ifconfig</text:p>
      <text:p text:style-name="P6"><text:tab/>netstat -tulpn</text:p>
      <text:p text:style-name="Standard"><text:tab/>ping - test connection to another computer</text:p>
      <text:p text:style-name="Standard"/>
      <text:p text:style-name="Standard">configuration info</text:p>
      <text:p text:style-name="Standard"><text:tab/>inxi - print info about system configuration<text:span text:style-name="T16"> (separate install but very useful)</text:span></text:p>
      <text:p text:style-name="Standard"><text:tab/>dmesg - system startup messages</text:p>
      <text:p text:style-name="Standard"><text:tab/>lsusb - lists usb devices and their connections</text:p>
      <text:p text:style-name="P5"><text:tab/>uname -a <text:s/>gives general info about system</text:p>
      <text:p text:style-name="P6"><text:tab/>ps aux </text:p>
      <text:p text:style-name="P6"><text:tab/>top - top cpu intensive processes</text:p>
      <text:p text:style-name="Standard"/>
      <text:p text:style-name="Standard">Environment variables</text:p>
      <text:p text:style-name="Standard"><text:tab/>echo “$name” to show current value of $name</text:p>
      <text:p text:style-name="Standard"><text:tab/>printf “%s\n” $HOME does the same thing</text:p>
      <text:p text:style-name="P1">printenv to see all environment variables</text:p>
      <text:p text:style-name="P1">export var=value – exports var to child processes. Essentially sets var.</text:p>
      <text:p text:style-name="Standard"/>
      <text:p text:style-name="Standard">disks</text:p>
      <text:p text:style-name="Standard"><text:tab/>gparted</text:p>
      <text:p text:style-name="Standard"><text:tab/>kde partition manager</text:p>
      <text:p text:style-name="P6"><text:tab/>mount</text:p>
      <text:p text:style-name="Standard"/>
      <text:p text:style-name="P2">system<text:span text:style-name="T1"> status</text:span></text:p>
      <text:p text:style-name="P2"><text:tab/>df - file system disk space useage and file types<text:span text:style-name="T3"> df -ah all file systems human readable.</text:span></text:p>
      <text:p text:style-name="P3"><text:tab/>free - available memory</text:p>
      <text:p text:style-name="Standard"/>
      <text:p text:style-name="Standard">files and directories</text:p>
      <text:p text:style-name="Standard"><text:tab/>ls lists files in current directory (-l for long, -a for all)</text:p>
      <text:p text:style-name="Standard"><text:tab/>pwd - print working directory</text:p>
      <text:p text:style-name="Standard"><text:tab/>mv - move (has trouble wiht multiple files</text:p>
      <text:p text:style-name="Standard"><text:tab/>rm - delete</text:p>
      <text:p text:style-name="Standard"><text:tab/>rename - changes names of multipel files using regular expressions</text:p>
      <text:p text:style-name="Standard"><text:tab/>cd</text:p>
      <text:p text:style-name="Standard"><text:tab/>mkdir</text:p>
      <text:p text:style-name="Standard"><text:tab/>rmdir</text:p>
      <text:p text:style-name="P6"><text:tab/>du disk usage in directory</text:p>
      <text:p text:style-name="P9"><text:tab/>find -flags root-path -name filename</text:p>
      <text:p text:style-name="Standard"/>
      <text:p text:style-name="P8">stream transformations</text:p>
      <text:p text:style-name="P8"><text:tab/>more, less</text:p>
      <text:p text:style-name="Standard"><text:tab/>tr translates characters (e.g. tr ' ' '\n' &lt;in &gt;out converts spaces in in into newlines in out)</text:p>
      <text:p text:style-name="Standard"><text:soft-page-break/><text:tab/>grep prints matching lines (grep -c counts lines)</text:p>
      <text:p text:style-name="Standard"/>
      <text:p text:style-name="P6">Services</text:p>
      <text:p text:style-name="P6"><text:tab/>oldstyle: <text:tab/>service name status, start, stop, etc.</text:p>
      <text:p text:style-name="P6"><text:tab/>new:<text:tab/><text:tab/>systemctl status,start, stop name</text:p>
      <text:p text:style-name="P6"/>
      <text:p text:style-name="P8"/>
      <text:p text:style-name="P28">ed - the ultimate editor<text:span text:style-name="T10"> (at 50 KB, it's 1/4 the size of nano and has all the power you need)</text:span></text:p>
      <text:p text:style-name="P8"/>
      <text:p text:style-name="P10"><text:tab/>Posix specs: http://pubs.opengroup.org/onlinepubs/9699919799/utilities/ed.html </text:p>
      <text:p text:style-name="P8"/>
      <text:p text:style-name="P11">ed -opts file<text:span text:style-name="T4"> <text:s/>Start edit by reading file if given, if 'file' starts with !, read output of sh command </text:span></text:p>
      <text:p text:style-name="P11"/>
      <text:p text:style-name="P11">command line parameters</text:p>
      <text:p text:style-name="P13">-h <text:span text:style-name="T15"><text:tab/><text:tab/></text:span>display help</text:p>
      <text:p text:style-name="P13">-V<text:span text:style-name="T15"><text:tab/></text:span> <text:span text:style-name="T15"><text:tab/></text:span>display version</text:p>
      <text:p text:style-name="P13">-G <text:span text:style-name="T15"><text:tab/><text:tab/></text:span>run in traditional mode<text:span text:style-name="T12">. Forces backward compatibility and changes <text:tab/><text:tab/><text:tab/>behavior of G,V,f,l,m,and !! commands</text:span></text:p>
      <text:p text:style-name="P13">-l <text:span text:style-name="T15"><text:tab/><text:tab/></text:span>loose exit status, exit with status 0 even if command fails</text:p>
      <text:p text:style-name="P13">-p'string'<text:span text:style-name="T15"><text:tab/></text:span>use string as promptq</text:p>
      <text:p text:style-name="P13">-r <text:span text:style-name="T15"><text:tab/><text:tab/></text:span>run in restricted mode<text:span text:style-name="T11"> (can only edit in current directory and cannot <text:tab/><text:tab/><text:tab/>execute shell commands.</text:span></text:p>
      <text:p text:style-name="P13">-s <text:span text:style-name="T15"><text:tab/><text:tab/></text:span>run in silent mode, suppress <text:span text:style-name="T11">writing of line counts on read and write</text:span></text:p>
      <text:p text:style-name="P13">-v <text:span text:style-name="T15"><text:tab/><text:tab/></text:span>run in verbose mode<text:span text:style-name="T12">, print error explanations</text:span></text:p>
      <text:p text:style-name="P13"/>
      <text:p text:style-name="P13"/>
      <text:p text:style-name="P11">commands</text:p>
      <text:p text:style-name="P13">H <text:span text:style-name="T5"><text:tab/><text:tab/></text:span>toggle verbose help mode, normal error message is "?"</text:p>
      <text:p text:style-name="P23">P <text:tab/><text:tab/>toggles command prompt on and off</text:p>
      <text:p text:style-name="P13">h <text:span text:style-name="T5"><text:tab/><text:tab/></text:span>show verbose help for last error</text:p>
      <text:p text:style-name="P13">q <text:span text:style-name="T5"><text:tab/><text:tab/></text:span>quit</text:p>
      <text:p text:style-name="P13">Q <text:span text:style-name="T5"><text:tab/><text:tab/></text:span>quit unconditionally</text:p>
      <text:p text:style-name="P24">!command<text:tab/>executes shell command<text:span text:style-name="T13">. Unescaped % is replaced by default filename.</text:span></text:p>
      <text:p text:style-name="P25">!!<text:tab/><text:tab/>executes previous command</text:p>
      <text:p text:style-name="P24"/>
      <text:p text:style-name="P19"><text:span text:style-name="T17">e</text:span> file<text:tab/><text:span text:style-name="T8"><text:tab/></text:span>edits file (if filename starts with ! executes sh command and edits output)</text:p>
      <text:p text:style-name="P23">($)r file<text:tab/>reads file and appends after addressed line</text:p>
      <text:p text:style-name="P23">(1,$)w file<text:tab/>writes selected lines to filename</text:p>
      <text:p text:style-name="P23">(1,$)W file<text:tab/>appends to file</text:p>
      <text:p text:style-name="P23"/>
      <text:p text:style-name="P25">(.,.)# <text:tab/><text:tab/>Begins a comment, but if address range is n; current address is changed to <text:tab/><text:tab/>n</text:p>
      <text:p text:style-name="P25">($)=<text:tab/><text:tab/>Displays line number of addressed line</text:p>
      <text:p text:style-name="P25"/>
      <text:p text:style-name="P15"><text:span text:style-name="T7">(.,.)</text:span>p <text:span text:style-name="T6"><text:tab/><text:tab/></text:span>print<text:span text:style-name="T6">s addressed lines</text:span></text:p>
      <text:p text:style-name="P21">(.,.)n<text:tab/><text:tab/>prints with line numbers</text:p>
      <text:p text:style-name="P17"><text:span text:style-name="T7">(.)</text:span>kx<text:tab/><text:span text:style-name="T8"><text:tab/></text:span>mark the <text:span text:style-name="T13">specified </text:span>line as x for future reference</text:p>
      <text:p text:style-name="P17"/>
      <text:p text:style-name="P14"><text:span text:style-name="T7">(.)</text:span>a <text:s/><text:span text:style-name="T5"><text:tab/><text:tab/></text:span>append new text after <text:span text:style-name="T7">specified</text:span> line, input ends when you enter a lone '.' <text:span text:style-name="T13"><text:tab/><text:tab/><text:tab/></text:span>on a new line.</text:p>
      <text:p text:style-name="P14"><text:span text:style-name="T7">(.)</text:span>i <text:span text:style-name="T5"><text:tab/><text:tab/></text:span>like a but insert above line</text:p>
      <text:p text:style-name="P24">(.)c<text:tab/><text:tab/>change line (deletes curent line to cut buffer and goes into insert mode)</text:p>
      <text:p text:style-name="P22"/>
      <text:p text:style-name="P18"><text:span text:style-name="T7">(.,.)</text:span>d<text:tab/><text:span text:style-name="T8"><text:tab/></text:span>deletes addressed lines<text:span text:style-name="T9"> (cut to buffer)</text:span></text:p>
      <text:p text:style-name="P20">(.,.+1)j<text:tab/><text:span text:style-name="T8"><text:tab/></text:span>joins lines</text:p>
      <text:p text:style-name="P24">(.,.)y<text:tab/><text:tab/>yank (copy)</text:p>
      <text:p text:style-name="P24"><text:soft-page-break/>(.)x<text:tab/><text:tab/>paste buffer</text:p>
      <text:p text:style-name="P24"/>
      <text:p text:style-name="P19">(.,.)m(.)<text:tab/>moves lines</text:p>
      <text:p text:style-name="P23">(.,.)t(.) <text:tab/><text:tab/>transfers (copies) text to new location</text:p>
      <text:p text:style-name="P19"/>
      <text:p text:style-name="P23">u<text:tab/><text:tab/>undoes last change (does not nest!)</text:p>
      <text:p text:style-name="P23"/>
      <text:p text:style-name="P23">(.,.)s/re/replacement<text:tab/><text:tab/>replaces re with replacment text. An unescaped &amp; is <text:span text:style-name="T13"><text:tab/><text:tab/><text:tab/><text:tab/><text:tab/></text:span>replaced wi<text:span text:style-name="T13">t</text:span>h matched text</text:p>
      <text:p text:style-name="P19">(1,$)g/re/commandlist <text:span text:style-name="T14"><text:tab/></text:span>global command applies commandlist to all lines matching <text:span text:style-name="T14"><text:tab/><text:tab/><text:tab/><text:tab/></text:span>re if more than one command is in list, all but last line must <text:span text:style-name="T14"><text:tab/><text:tab/><text:tab/><text:tab/></text:span>terminate <text:span text:style-name="T14">with</text:span> a \</text:p>
      <text:p text:style-name="P19"/>
      <text:p text:style-name="P19">(1,$<text:span text:style-name="T8">)</text:span>G/re/ interactive <text:span text:style-name="T14"><text:tab/><text:tab/></text:span>global prompts user for commands</text:p>
      <text:p text:style-name="P23">(1,$)v/re/commands<text:tab/><text:tab/>like g but applies commands to non matching lines</text:p>
      <text:p text:style-name="P23">(1,$)V/re/commands<text:tab/><text:tab/>like G</text:p>
      <text:p text:style-name="P23"/>
      <text:p text:style-name="P12">regular expressions</text:p>
      <text:p text:style-name="P16">null<text:tab/><text:span text:style-name="T6"><text:tab/></text:span>equivalent to last re used</text:p>
      <text:p text:style-name="P16">c<text:tab/><text:span text:style-name="T6"><text:tab/></text:span>matches c<text:span text:style-name="T14"> except $,.,^,*,</text:span></text:p>
      <text:p text:style-name="P16">\c<text:tab/><text:span text:style-name="T6"><text:tab/></text:span>matches c</text:p>
      <text:p text:style-name="P16">.<text:tab/><text:span text:style-name="T6"><text:tab/></text:span>matches any single characters</text:p>
      <text:p text:style-name="P18">[class]<text:tab/><text:tab/>matches any character in class</text:p>
      <text:p text:style-name="P18">[^class]<text:tab/>matches any character not in class</text:p>
      <text:p text:style-name="P27"/>
      <text:p text:style-name="P18">^<text:tab/><text:tab/>at start of expression, anchors at start of line</text:p>
      <text:p text:style-name="P18">$<text:tab/><text:tab/>at end of expression anchors at end of line</text:p>
      <text:p text:style-name="P18">\&lt;<text:tab/><text:tab/>anchors the following character to the start of a word</text:p>
      <text:p text:style-name="P18">\&gt;<text:tab/><text:tab/>similarly the end of a word</text:p>
      <text:p text:style-name="P18"/>
      <text:p text:style-name="P18">\(re\)<text:tab/><text:tab/>defines a subexpression.</text:p>
      <text:p text:style-name="P18">\n<text:tab/><text:tab/>expands to the nth defined subexpression</text:p>
      <text:p text:style-name="P18"/>
      <text:p text:style-name="P18">*<text:tab/><text:tab/>matches previous expression zero or more times</text:p>
      <text:p text:style-name="P26">\?<text:tab/><text:tab/>mat<text:span text:style-name="T18">c</text:span>hes previous expression 0 or 1 time</text:p>
      <text:p text:style-name="P18">\{n,m\}<text:tab/>matches previous expression at least n and at most m times</text:p>
      <text:p text:style-name="P18">\{n,\}</text:p>
      <text:p text:style-name="P18">\{,m\}</text:p>
      <text:p text:style-name="P18"/>
      <text:p text:style-name="P26">\w<text:tab/><text:tab/>matches any character in a word</text:p>
      <text:p text:style-name="P26">\W<text:tab/><text:tab/>matches any character not in a word</text:p>
      <text:p text:style-name="P27"/>
      <text:p text:style-name="P12">line addresses and ranges</text:p>
      <text:p text:style-name="P16">. <text:tab/>current line</text:p>
      <text:p text:style-name="P16">$<text:tab/>last line in buffer</text:p>
      <text:p text:style-name="P16">n<text:tab/>nth line in buffer</text:p>
      <text:p text:style-name="P16">+n<text:tab/>next nth line</text:p>
      <text:p text:style-name="P16">-n <text:tab/>previous nth line</text:p>
      <text:p text:style-name="P16">+<text:tab/>next same as +1</text:p>
      <text:p text:style-name="P16"><text:soft-page-break/>-<text:tab/>previous same as -1</text:p>
      <text:p text:style-name="P16"/>
      <text:p text:style-name="P16">/re/<text:tab/>next line containing the regular expression re</text:p>
      <text:p text:style-name="P16">?re? <text:span text:style-name="T15"><text:tab/></text:span>the previous line <text:span text:style-name="T17">containing</text:span> re</text:p>
      <text:p text:style-name="P16">'x<text:tab/>the line marked x via the k command</text:p>
      <text:p text:style-name="P16"/>
      <text:p text:style-name="P16">a,b<text:tab/>range of lines a through b</text:p>
      <text:p text:style-name="P16">,<text:tab/>range of first through last short for (1,$)</text:p>
      <text:p text:style-name="P16">;<text:tab/>current to end short for .,$</text:p>
      <text:p text:style-name="P16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_64 LibreOffice_project/7074905676c47b82bbcfbea1aeefc84afe1c50e1</meta:generator>
    <meta:creation-date>2009-04-16T11:32:00Z</meta:creation-date>
    <dc:date>2017-11-29T11:02:40.508000000</dc:date>
    <meta:editing-cycles>16</meta:editing-cycles>
    <meta:editing-duration>PT2H49M28S</meta:editing-duration>
    <meta:print-date>2017-08-24T13:04:31.320000000</meta:print-date>
    <meta:document-statistic meta:table-count="0" meta:image-count="0" meta:object-count="0" meta:page-count="5" meta:paragraph-count="124" meta:word-count="828" meta:character-count="4931" meta:non-whitespace-character-count="4086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